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D0000002BB8D4DDA84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dddddd" draw:textarea-vertical-align="middle" draw:auto-grow-height="false"/>
    </style:style>
    <style:style style:name="gr3" style:family="graphic" style:parent-style-name="standard">
      <style:graphic-properties draw:marker-start="Circle" draw:marker-start-width="0.203cm" draw:textarea-vertical-align="middle" draw:shadow="hidden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mall_20_Unboxed_20_Text">
      <style:graphic-properties draw:auto-grow-width="true" fo:min-height="0cm" fo:min-width="0.536cm"/>
    </style:style>
    <style:style style:name="gr6" style:family="graphic" style:parent-style-name="Unboxed_20_Text">
      <style:graphic-properties draw:auto-grow-width="true" fo:min-height="0.399cm" fo:min-width="0cm"/>
    </style:style>
    <style:style style:name="gr7" style:family="graphic" style:parent-style-name="standard">
      <style:graphic-properties draw:textarea-vertical-align="middle" draw:auto-grow-height="false"/>
    </style:style>
    <style:style style:name="gr8" style:family="graphic" style:parent-style-name="Switch_20_Label">
      <style:graphic-properties draw:auto-grow-width="true" fo:min-height="0cm" fo:min-width="0cm"/>
    </style:style>
    <style:style style:name="gr9" style:family="graphic" style:parent-style-name="Small_20_Unboxed_20_Text">
      <style:graphic-properties draw:auto-grow-width="true" fo:min-height="0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990000" draw:textarea-horizontal-align="justify" draw:textarea-vertical-align="middle" draw:auto-grow-height="false"/>
    </style:style>
    <style:style style:name="gr12" style:family="graphic" style:parent-style-name="standard">
      <style:graphic-properties svg:stroke-width="0cm" svg:stroke-color="#990000" draw:marker-start-width="0.203cm" draw:marker-end-width="0.203cm" draw:textarea-horizontal-align="justify" draw:textarea-vertical-align="middle" draw:auto-grow-height="false" fo:padding-top="0.1cm" fo:padding-bottom="0.1cm" fo:padding-left="0.225cm" fo:padding-right="0.225cm"/>
    </style:style>
    <style:style style:name="gr13" style:family="graphic" style:parent-style-name="objectwithoutfill">
      <style:graphic-properties draw:stroke="dash" draw:stroke-dash="Dashed_20__28_var_29_" svg:stroke-color="#6666ff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687cm"/>
    </style:style>
    <style:style style:name="gr17" style:family="graphic" style:parent-style-name="standard">
      <style:graphic-properties draw:stroke="dash" draw:stroke-dash="Dashed_20__28_var_29_" draw:textarea-horizontal-align="justify" draw:textarea-vertical-align="middle" draw:auto-grow-height="false"/>
    </style:style>
    <style:style style:name="gr18" style:family="graphic" style:parent-style-name="objectwithoutfill">
      <style:graphic-properties draw:marker-start="Circle" draw:fill="none" draw:textarea-vertical-align="middle"/>
    </style:style>
    <style:style style:name="gr19" style:family="graphic" style:parent-style-name="objectwithoutfill">
      <style:graphic-properties draw:marker-end="Circle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6666ff"/>
    </style:style>
    <style:style style:name="T1" style:family="text">
      <style:text-properties fo:color="#6666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measurelines" svg:width="22.455cm" svg:height="6.957cm" svg:x="2.745cm" svg:y="19.548cm">
          <draw:image xlink:href="Pictures/10000201000008D0000002BB8D4DDA84.png" xlink:type="simple" xlink:show="embed" xlink:actuate="onLoad">
            <text:p/>
          </draw:image>
        </draw:frame>
        <draw:custom-shape draw:style-name="gr2" draw:text-style-name="P1" draw:layer="layout" svg:width="6.383cm" svg:height="0.762cm" draw:transform="rotate (1.5707963267949) translate (8.877cm 12.369cm)">
          <text:p text:style-name="P1">Main Power 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 xml:id="id1" draw:id="id1">
            <draw:glue-point draw:id="4" svg:x="-4.746cm" svg:y="5.123cm"/>
            <draw:glue-point draw:id="5" svg:x="4.595cm" svg:y="4.876cm"/>
            <draw:glue-point draw:id="6" svg:x="-4.694cm" svg:y="4.612cm"/>
            <draw:line draw:style-name="gr3" draw:text-style-name="P1" draw:layer="layout" svg:x1="16.606cm" svg:y1="10.951cm" svg:x2="17.368cm" svg:y2="10.951cm">
              <text:p/>
            </draw:line>
            <draw:line draw:style-name="gr3" draw:text-style-name="P1" draw:layer="layout" svg:x1="19.254cm" svg:y1="10.951cm" svg:x2="18.492cm" svg:y2="10.951cm">
              <text:p/>
            </draw:line>
            <draw:line draw:style-name="gr4" draw:text-style-name="P1" draw:layer="layout" svg:x1="17.368cm" svg:y1="10.952cm" svg:x2="18.352cm" svg:y2="10.384cm">
              <text:p/>
            </draw:line>
          </draw:g>
          <draw:frame draw:style-name="gr5" draw:layer="layout" svg:width="1.158cm" svg:height="0.963cm" svg:x="9.548cm" svg:y="10.026cm">
            <draw:text-box>
              <text:p>STRB</text:p>
              <text:p>7A</text:p>
            </draw:text-box>
          </draw:frame>
          <draw:connector draw:style-name="gr4" draw:text-style-name="P1" draw:layer="layout" draw:line-skew="-0.623cm" svg:x1="16.674cm" svg:y1="10.952cm" svg:x2="11.723cm" svg:y2="10.928cm" draw:start-shape="id1" draw:start-glue-point="4" draw:end-shape="id2" draw:end-glue-point="1" svg:d="M16674 10952v-22h-2496v-2h-2455" svg:viewBox="0 0 4952 25">
            <text:p/>
          </draw:connector>
          <draw:frame draw:style-name="gr6" draw:layer="layout" svg:width="2.661cm" svg:height="0.399cm" svg:x="12.105cm" svg:y="10.662cm">
            <draw:text-box>
              <text:p>18 AWG Yellow</text:p>
            </draw:text-box>
          </draw:frame>
          <draw:g xml:id="id2" draw:id="id2">
            <draw:g>
              <draw:g>
                <draw:line draw:style-name="gr4" draw:text-style-name="P1" draw:layer="layout" svg:x1="10.707cm" svg:y1="10.928cm" svg:x2="11.212cm" svg:y2="10.928cm">
                  <text:p/>
                </draw:line>
                <draw:line draw:style-name="gr4" draw:text-style-name="P1" draw:layer="layout" svg:x1="11.011cm" svg:y1="10.737cm" svg:x2="11.212cm" svg:y2="10.928cm">
                  <text:p/>
                </draw:line>
                <draw:line draw:style-name="gr4" draw:text-style-name="P1" draw:layer="layout" svg:x1="11.011cm" svg:y1="11.119cm" svg:x2="11.212cm" svg:y2="10.928cm">
                  <text:p/>
                </draw:line>
              </draw:g>
              <draw:g>
                <draw:line draw:style-name="gr4" draw:text-style-name="P1" draw:layer="layout" svg:x1="11.369cm" svg:y1="10.928cm" svg:x2="11.723cm" svg:y2="10.928cm">
                  <text:p/>
                </draw:line>
                <draw:line draw:style-name="gr4" draw:text-style-name="P1" draw:layer="layout" svg:x1="11.168cm" svg:y1="10.737cm" svg:x2="11.369cm" svg:y2="10.928cm">
                  <text:p/>
                </draw:line>
                <draw:line draw:style-name="gr4" draw:text-style-name="P1" draw:layer="layout" svg:x1="11.168cm" svg:y1="11.119cm" svg:x2="11.369cm" svg:y2="10.928cm">
                  <text:p/>
                </draw:line>
              </draw:g>
            </draw:g>
            <draw:g>
              <draw:g>
                <draw:path draw:style-name="gr4" draw:text-style-name="P1" draw:layer="layout" svg:width="0.361cm" svg:height="0.125cm" svg:x="9.836cm" svg:y="10.802cm" svg:viewBox="0 0 362 126" svg:d="M0 126c182-284 362 0 362 0">
                  <text:p/>
                </draw:path>
                <draw:path draw:style-name="gr4" draw:text-style-name="P1" draw:layer="layout" svg:width="0.361cm" svg:height="0.125cm" svg:x="10.2cm" svg:y="10.93cm" svg:viewBox="0 0 362 126" svg:d="M0 0c182 284 362 0 362 0">
                  <text:p/>
                </draw:path>
              </draw:g>
              <draw:custom-shape draw:style-name="gr7" draw:text-style-name="P1" draw:layer="layout" svg:width="0.144cm" svg:height="0.15cm" svg:x="9.69cm" svg:y="10.85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1" draw:layer="layout" svg:width="0.144cm" svg:height="0.15cm" svg:x="10.562cm" svg:y="10.85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8" draw:layer="layout" svg:width="1.603cm" svg:height="0.963cm" svg:x="16.606cm" svg:y="11.221cm">
            <draw:text-box>
              <text:p>Strobes</text:p>
              <text:p>On-Off</text:p>
            </draw:text-box>
          </draw:frame>
        </draw:g>
        <draw:g>
          <draw:g xml:id="id3" draw:id="id3">
            <draw:glue-point draw:id="4" svg:x="-4.746cm" svg:y="5.123cm"/>
            <draw:glue-point draw:id="5" svg:x="4.595cm" svg:y="4.876cm"/>
            <draw:glue-point draw:id="6" svg:x="-4.694cm" svg:y="4.612cm"/>
            <draw:line draw:style-name="gr3" draw:text-style-name="P1" draw:layer="layout" svg:x1="16.606cm" svg:y1="7.394cm" svg:x2="17.368cm" svg:y2="7.394cm">
              <text:p/>
            </draw:line>
            <draw:line draw:style-name="gr3" draw:text-style-name="P1" draw:layer="layout" svg:x1="19.254cm" svg:y1="7.394cm" svg:x2="18.492cm" svg:y2="7.394cm">
              <text:p/>
            </draw:line>
            <draw:line draw:style-name="gr4" draw:text-style-name="P1" draw:layer="layout" svg:x1="17.368cm" svg:y1="7.395cm" svg:x2="18.352cm" svg:y2="6.827cm">
              <text:p/>
            </draw:line>
          </draw:g>
          <draw:connector draw:style-name="gr4" draw:text-style-name="P1" draw:layer="layout" draw:line-skew="-0.637cm" svg:x1="16.674cm" svg:y1="7.395cm" svg:x2="11.723cm" svg:y2="7.368cm" draw:start-shape="id3" draw:start-glue-point="4" draw:end-shape="id4" draw:end-glue-point="1" svg:d="M16674 7395v-36h-2496v9h-2455" svg:viewBox="0 0 4952 37">
            <text:p/>
          </draw:connector>
          <draw:frame draw:style-name="gr6" draw:layer="layout" svg:width="2.344cm" svg:height="0.399cm" svg:x="12.294cm" svg:y="7.077cm">
            <draw:text-box>
              <text:p>20 AWG Red</text:p>
            </draw:text-box>
          </draw:frame>
          <draw:frame draw:style-name="gr9" draw:layer="layout" svg:width="0.989cm" svg:height="0.963cm" svg:x="9.654cm" svg:y="6.469cm">
            <draw:text-box>
              <text:p>NAV</text:p>
              <text:p>5A</text:p>
            </draw:text-box>
          </draw:frame>
          <draw:g xml:id="id4" draw:id="id4">
            <draw:g>
              <draw:g>
                <draw:line draw:style-name="gr4" draw:text-style-name="P1" draw:layer="layout" svg:x1="10.707cm" svg:y1="7.368cm" svg:x2="11.212cm" svg:y2="7.368cm">
                  <text:p/>
                </draw:line>
                <draw:line draw:style-name="gr4" draw:text-style-name="P1" draw:layer="layout" svg:x1="11.011cm" svg:y1="7.177cm" svg:x2="11.212cm" svg:y2="7.368cm">
                  <text:p/>
                </draw:line>
                <draw:line draw:style-name="gr4" draw:text-style-name="P1" draw:layer="layout" svg:x1="11.011cm" svg:y1="7.559cm" svg:x2="11.212cm" svg:y2="7.368cm">
                  <text:p/>
                </draw:line>
              </draw:g>
              <draw:g>
                <draw:line draw:style-name="gr4" draw:text-style-name="P1" draw:layer="layout" svg:x1="11.369cm" svg:y1="7.368cm" svg:x2="11.723cm" svg:y2="7.368cm">
                  <text:p/>
                </draw:line>
                <draw:line draw:style-name="gr4" draw:text-style-name="P1" draw:layer="layout" svg:x1="11.168cm" svg:y1="7.177cm" svg:x2="11.369cm" svg:y2="7.368cm">
                  <text:p/>
                </draw:line>
                <draw:line draw:style-name="gr4" draw:text-style-name="P1" draw:layer="layout" svg:x1="11.168cm" svg:y1="7.559cm" svg:x2="11.369cm" svg:y2="7.368cm">
                  <text:p/>
                </draw:line>
              </draw:g>
            </draw:g>
            <draw:g>
              <draw:g>
                <draw:path draw:style-name="gr4" draw:text-style-name="P1" draw:layer="layout" svg:width="0.361cm" svg:height="0.125cm" svg:x="9.836cm" svg:y="7.242cm" svg:viewBox="0 0 362 126" svg:d="M0 126c182-284 362 0 362 0">
                  <text:p/>
                </draw:path>
                <draw:path draw:style-name="gr4" draw:text-style-name="P1" draw:layer="layout" svg:width="0.361cm" svg:height="0.125cm" svg:x="10.2cm" svg:y="7.37cm" svg:viewBox="0 0 362 126" svg:d="M0 0c182 284 362 0 362 0">
                  <text:p/>
                </draw:path>
              </draw:g>
              <draw:custom-shape draw:style-name="gr7" draw:text-style-name="P1" draw:layer="layout" svg:width="0.144cm" svg:height="0.15cm" svg:x="9.69cm" svg:y="7.29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1" draw:layer="layout" svg:width="0.144cm" svg:height="0.15cm" svg:x="10.562cm" svg:y="7.29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8" draw:layer="layout" svg:width="1.446cm" svg:height="0.963cm" svg:x="16.703cm" svg:y="7.753cm">
            <draw:text-box>
              <text:p>Nav</text:p>
              <text:p>On-Off</text:p>
            </draw:text-box>
          </draw:frame>
        </draw:g>
        <draw:g xml:id="id5" draw:id="id5">
          <draw:glue-point draw:id="4" svg:x="-4.936cm" svg:y="-3.275cm"/>
          <draw:glue-point draw:id="5" svg:x="-4.95cm" svg:y="-1.076cm"/>
          <draw:glue-point draw:id="6" svg:x="-4.936cm" svg:y="1.142cm"/>
          <draw:glue-point draw:id="7" svg:x="-4.95cm" svg:y="3.327cm"/>
          <draw:line draw:style-name="gr10" draw:text-style-name="P1" draw:layer="layout" svg:x1="33.058cm" svg:y1="4.267cm" svg:x2="35.968cm" svg:y2="4.267cm">
            <text:p/>
          </draw:line>
          <draw:line draw:style-name="gr10" draw:text-style-name="P1" draw:layer="layout" svg:x1="33.058cm" svg:y1="4.902cm" svg:x2="35.968cm" svg:y2="4.902cm">
            <text:p/>
          </draw:line>
          <draw:line draw:style-name="gr10" draw:text-style-name="P1" draw:layer="layout" svg:x1="33.058cm" svg:y1="5.537cm" svg:x2="35.968cm" svg:y2="5.537cm">
            <text:p/>
          </draw:line>
          <draw:line draw:style-name="gr10" draw:text-style-name="P1" draw:layer="layout" svg:x1="33.058cm" svg:y1="6.172cm" svg:x2="35.968cm" svg:y2="6.172cm">
            <text:p/>
          </draw:line>
          <draw:g>
            <draw:custom-shape draw:style-name="gr11" draw:text-style-name="P1" draw:layer="layout" svg:width="1.92cm" svg:height="2.87cm" svg:x="34.776cm" svg:y="3.78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" draw:layer="layout" svg:width="0.508cm" svg:height="0.508cm" svg:x="35.957cm" svg:y="4.0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508cm" svg:height="0.508cm" svg:x="35.957cm" svg:y="4.6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508cm" svg:height="0.508cm" svg:x="35.957cm" svg:y="5.2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508cm" svg:height="0.508cm" svg:x="35.957cm" svg:y="5.9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Small_20_Unboxed_20_Text" draw:layer="layout" svg:width="0.951cm" svg:height="0.607cm" svg:x="33.63cm" svg:y="3.804cm">
              <draw:text-box>
                <text:p>Red</text:p>
              </draw:text-box>
            </draw:frame>
            <draw:frame draw:style-name="Small_20_Unboxed_20_Text" draw:layer="layout" svg:width="1.201cm" svg:height="0.607cm" svg:x="33.63cm" svg:y="4.461cm">
              <draw:text-box>
                <text:p>Yellow</text:p>
              </draw:text-box>
            </draw:frame>
            <draw:frame draw:style-name="Small_20_Unboxed_20_Text" draw:layer="layout" svg:width="1.179cm" svg:height="0.607cm" svg:x="33.63cm" svg:y="5.081cm">
              <draw:text-box>
                <text:p>Green</text:p>
              </draw:text-box>
            </draw:frame>
            <draw:frame draw:style-name="Small_20_Unboxed_20_Text" draw:layer="layout" svg:width="1.103cm" svg:height="0.607cm" svg:x="33.63cm" svg:y="5.718cm">
              <draw:text-box>
                <text:p>Black</text:p>
              </draw:text-box>
            </draw:frame>
            <draw:frame draw:style-name="Small_20_Unboxed_20_Text" draw:layer="layout" svg:width="0.637cm" svg:height="0.607cm" svg:x="35.487cm" svg:y="3.825cm">
              <draw:text-box>
                <text:p>1</text:p>
              </draw:text-box>
            </draw:frame>
            <draw:frame draw:style-name="Small_20_Unboxed_20_Text" draw:layer="layout" svg:width="0.637cm" svg:height="0.607cm" svg:x="35.487cm" svg:y="4.473cm">
              <draw:text-box>
                <text:p>2</text:p>
              </draw:text-box>
            </draw:frame>
            <draw:frame draw:style-name="Small_20_Unboxed_20_Text" draw:layer="layout" svg:width="0.637cm" svg:height="0.607cm" svg:x="35.487cm" svg:y="5.109cm">
              <draw:text-box>
                <text:p>3</text:p>
              </draw:text-box>
            </draw:frame>
            <draw:frame draw:style-name="Small_20_Unboxed_20_Text" draw:layer="layout" svg:width="0.637cm" svg:height="0.607cm" svg:x="35.487cm" svg:y="5.741cm">
              <draw:text-box>
                <text:p>4</text:p>
              </draw:text-box>
            </draw:frame>
          </draw:g>
        </draw:g>
        <draw:frame draw:style-name="Unboxed_20_Text" draw:layer="layout" svg:width="2.149cm" svg:height="0.963cm" svg:x="36.85cm" svg:y="4.736cm">
          <draw:text-box>
            <text:p>Left Wing</text:p>
            <text:p>Pulsar NSP</text:p>
          </draw:text-box>
        </draw:frame>
        <draw:frame draw:style-name="Unboxed_20_Text" draw:layer="layout" svg:width="2.149cm" svg:height="0.963cm" svg:x="36.85cm" svg:y="16.703cm">
          <draw:text-box>
            <text:p>Right Wing</text:p>
            <text:p>Pulsar NSP</text:p>
          </draw:text-box>
        </draw:frame>
        <draw:frame draw:style-name="Unboxed_20_Text" draw:text-style-name="P2" draw:layer="measurelines" svg:width="2.915cm" svg:height="0.607cm" svg:x="13.711cm" svg:y="2.185cm">
          <draw:text-box>
            <text:p text:style-name="P2"><text:span text:style-name="T1">Instrument Panel</text:span></text:p>
          </draw:text-box>
        </draw:frame>
        <draw:frame draw:style-name="Unboxed_20_Text" draw:text-style-name="P2" draw:layer="measurelines" svg:width="1.992cm" svg:height="0.607cm" svg:x="24.227cm" svg:y="2.185cm">
          <draw:text-box>
            <text:p text:style-name="P2"><text:span text:style-name="T1">Wing Root</text:span></text:p>
          </draw:text-box>
        </draw:frame>
        <draw:frame draw:style-name="Unboxed_20_Text" draw:text-style-name="P2" draw:layer="measurelines" svg:width="1.742cm" svg:height="0.607cm" svg:x="31.986cm" svg:y="2.185cm">
          <draw:text-box>
            <text:p text:style-name="P2"><text:span text:style-name="T1">Wing Tip</text:span></text:p>
          </draw:text-box>
        </draw:frame>
        <draw:line draw:style-name="gr13" draw:text-style-name="P1" draw:layer="measurelines" svg:x1="20.777cm" svg:y1="1.503cm" svg:x2="20.777cm" svg:y2="21.696cm">
          <text:p/>
        </draw:line>
        <draw:line draw:style-name="gr13" draw:text-style-name="P1" draw:layer="measurelines" svg:x1="29.437cm" svg:y1="1.503cm" svg:x2="29.437cm" svg:y2="21.696cm">
          <text:p/>
        </draw:line>
        <draw:g>
          <draw:custom-shape draw:style-name="gr14" draw:text-style-name="P1" draw:layer="layout" svg:width="1.27cm" svg:height="0.889cm" draw:transform="rotate (-3.14159265358979) translate (37.946cm 22.89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layer="layout" svg:width="0.925cm" svg:height="0.607cm" svg:x="36.849cm" svg:y="21.985cm">
            <draw:text-box>
              <text:p>LG</text:p>
            </draw:text-box>
          </draw:frame>
          <draw:frame draw:style-name="gr15" draw:layer="layout" svg:width="2.42cm" svg:height="0.607cm" svg:x="37.803cm" svg:y="22.156cm">
            <draw:text-box>
              <text:p>Local Ground</text:p>
            </draw:text-box>
          </draw:frame>
        </draw:g>
        <draw:frame draw:style-name="gr15" draw:layer="layout" svg:width="2.471cm" svg:height="0.607cm" svg:x="6.253cm" svg:y="15.203cm">
          <draw:text-box>
            <text:p>Panel Ground</text:p>
          </draw:text-box>
        </draw:frame>
        <draw:g xml:id="id12" draw:id="id12">
          <draw:custom-shape draw:style-name="gr14" draw:text-style-name="P1" draw:layer="layout" svg:width="1.27cm" svg:height="0.889cm" draw:transform="rotate (-3.14159265358979) translate (31.361cm 20.55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layer="layout" svg:width="0.925cm" svg:height="0.607cm" svg:x="30.264cm" svg:y="19.644cm">
            <draw:text-box>
              <text:p>LG</text:p>
            </draw:text-box>
          </draw:frame>
        </draw:g>
        <draw:g xml:id="id10" draw:id="id10">
          <draw:custom-shape draw:style-name="gr14" draw:text-style-name="P1" draw:layer="layout" svg:width="1.27cm" svg:height="0.889cm" draw:transform="rotate (-3.14159265358979) translate (31.361cm 8.81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layer="layout" svg:width="0.925cm" svg:height="0.607cm" svg:x="30.264cm" svg:y="7.906cm">
            <draw:text-box>
              <text:p>LG</text:p>
            </draw:text-box>
          </draw:frame>
        </draw:g>
        <draw:g>
          <draw:custom-shape draw:style-name="gr14" draw:text-style-name="P1" draw:layer="layout" svg:width="1.27cm" svg:height="0.889cm" draw:transform="rotate (-3.14159265358979) translate (9.947cm 15.91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6" draw:layer="layout" svg:width="0.959cm" svg:height="0.607cm" svg:x="8.85cm" svg:y="15.002cm">
            <draw:text-box>
              <text:p>PG</text:p>
            </draw:text-box>
          </draw:frame>
        </draw:g>
        <draw:g xml:id="id7" draw:id="id7">
          <draw:custom-shape draw:style-name="gr14" draw:text-style-name="P1" draw:layer="layout" svg:width="1.27cm" svg:height="0.889cm" draw:transform="rotate (-3.14159265358979) translate (22.979cm 10.28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layer="layout" svg:width="0.925cm" svg:height="0.607cm" svg:x="21.882cm" svg:y="9.38cm">
            <draw:text-box>
              <text:p>LG</text:p>
            </draw:text-box>
          </draw:frame>
        </draw:g>
        <draw:g>
          <draw:custom-shape draw:style-name="gr14" draw:text-style-name="P1" draw:layer="layout" svg:width="1.27cm" svg:height="0.889cm" draw:transform="rotate (-3.14159265358979) translate (33.339cm 20.55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layer="layout" svg:width="0.925cm" svg:height="0.607cm" svg:x="32.242cm" svg:y="19.644cm">
            <draw:text-box>
              <text:p>LG</text:p>
            </draw:text-box>
          </draw:frame>
        </draw:g>
        <draw:g>
          <draw:custom-shape draw:style-name="gr14" draw:text-style-name="P1" draw:layer="layout" svg:width="1.27cm" svg:height="0.889cm" draw:transform="rotate (-3.14159265358979) translate (33.339cm 8.81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layer="layout" svg:width="0.925cm" svg:height="0.607cm" svg:x="32.242cm" svg:y="7.906cm">
            <draw:text-box>
              <text:p>LG</text:p>
            </draw:text-box>
          </draw:frame>
        </draw:g>
        <draw:g xml:id="id6" draw:id="id6">
          <draw:glue-point draw:id="4" svg:x="-4.936cm" svg:y="-3.275cm"/>
          <draw:glue-point draw:id="5" svg:x="-4.95cm" svg:y="-1.076cm"/>
          <draw:glue-point draw:id="6" svg:x="-4.936cm" svg:y="1.142cm"/>
          <draw:glue-point draw:id="7" svg:x="-4.95cm" svg:y="3.327cm"/>
          <draw:line draw:style-name="gr10" draw:text-style-name="P1" draw:layer="layout" svg:x1="33.058cm" svg:y1="16.253cm" svg:x2="35.968cm" svg:y2="16.253cm">
            <text:p/>
          </draw:line>
          <draw:line draw:style-name="gr10" draw:text-style-name="P1" draw:layer="layout" svg:x1="33.058cm" svg:y1="16.888cm" svg:x2="35.968cm" svg:y2="16.888cm">
            <text:p/>
          </draw:line>
          <draw:line draw:style-name="gr10" draw:text-style-name="P1" draw:layer="layout" svg:x1="33.058cm" svg:y1="17.523cm" svg:x2="35.968cm" svg:y2="17.523cm">
            <text:p/>
          </draw:line>
          <draw:line draw:style-name="gr10" draw:text-style-name="P1" draw:layer="layout" svg:x1="33.058cm" svg:y1="18.158cm" svg:x2="35.968cm" svg:y2="18.158cm">
            <text:p/>
          </draw:line>
          <draw:g>
            <draw:custom-shape draw:style-name="gr11" draw:text-style-name="P1" draw:layer="layout" svg:width="1.92cm" svg:height="2.87cm" svg:x="34.776cm" svg:y="15.76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" draw:layer="layout" svg:width="0.508cm" svg:height="0.508cm" svg:x="35.957cm" svg:y="15.9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508cm" svg:height="0.508cm" svg:x="35.957cm" svg:y="16.6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508cm" svg:height="0.508cm" svg:x="35.957cm" svg:y="17.2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508cm" svg:height="0.508cm" svg:x="35.957cm" svg:y="17.9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Small_20_Unboxed_20_Text" draw:layer="layout" svg:width="0.951cm" svg:height="0.607cm" svg:x="33.63cm" svg:y="15.79cm">
              <draw:text-box>
                <text:p>Red</text:p>
              </draw:text-box>
            </draw:frame>
            <draw:frame draw:style-name="Small_20_Unboxed_20_Text" draw:layer="layout" svg:width="1.201cm" svg:height="0.607cm" svg:x="33.63cm" svg:y="16.447cm">
              <draw:text-box>
                <text:p>Yellow</text:p>
              </draw:text-box>
            </draw:frame>
            <draw:frame draw:style-name="Small_20_Unboxed_20_Text" draw:layer="layout" svg:width="1.179cm" svg:height="0.607cm" svg:x="33.63cm" svg:y="17.067cm">
              <draw:text-box>
                <text:p>Green</text:p>
              </draw:text-box>
            </draw:frame>
            <draw:frame draw:style-name="Small_20_Unboxed_20_Text" draw:layer="layout" svg:width="1.103cm" svg:height="0.607cm" svg:x="33.63cm" svg:y="17.704cm">
              <draw:text-box>
                <text:p>Black</text:p>
              </draw:text-box>
            </draw:frame>
            <draw:frame draw:style-name="Small_20_Unboxed_20_Text" draw:layer="layout" svg:width="0.637cm" svg:height="0.607cm" svg:x="35.487cm" svg:y="15.811cm">
              <draw:text-box>
                <text:p>1</text:p>
              </draw:text-box>
            </draw:frame>
            <draw:frame draw:style-name="Small_20_Unboxed_20_Text" draw:layer="layout" svg:width="0.637cm" svg:height="0.607cm" svg:x="35.487cm" svg:y="16.459cm">
              <draw:text-box>
                <text:p>2</text:p>
              </draw:text-box>
            </draw:frame>
            <draw:frame draw:style-name="Small_20_Unboxed_20_Text" draw:layer="layout" svg:width="0.637cm" svg:height="0.607cm" svg:x="35.487cm" svg:y="17.095cm">
              <draw:text-box>
                <text:p>3</text:p>
              </draw:text-box>
            </draw:frame>
            <draw:frame draw:style-name="Small_20_Unboxed_20_Text" draw:layer="layout" svg:width="0.637cm" svg:height="0.607cm" svg:x="35.487cm" svg:y="17.727cm">
              <draw:text-box>
                <text:p>4</text:p>
              </draw:text-box>
            </draw:frame>
          </draw:g>
        </draw:g>
        <draw:connector draw:style-name="gr4" draw:text-style-name="P1" draw:layer="layout" draw:line-skew="-6.523cm" svg:x1="33.082cm" svg:y1="5.544cm" svg:x2="33.082cm" svg:y2="17.53cm" draw:start-shape="id5" draw:start-glue-point="6" draw:end-shape="id6" draw:end-glue-point="6" svg:d="M33082 5544h-7073v11986h7073" svg:viewBox="0 0 7074 11987">
          <text:p/>
        </draw:connector>
        <draw:connector draw:style-name="gr4" draw:text-style-name="P1" draw:layer="layout" draw:line-skew="-7.582cm" svg:x1="33.077cm" svg:y1="4.909cm" svg:x2="33.077cm" svg:y2="16.895cm" draw:start-shape="id5" draw:start-glue-point="5" draw:end-shape="id6" draw:end-glue-point="5" svg:d="M33077 4909h-8127v11986h8127" svg:viewBox="0 0 8128 11987">
          <text:p/>
        </draw:connector>
        <draw:connector draw:style-name="gr4" draw:text-style-name="P1" draw:layer="layout" draw:line-skew="-8.719cm" svg:x1="33.082cm" svg:y1="4.278cm" svg:x2="33.082cm" svg:y2="16.264cm" draw:start-shape="id5" draw:start-glue-point="4" draw:end-shape="id6" draw:end-glue-point="4" svg:d="M33082 4278h-9269v11986h9269" svg:viewBox="0 0 9270 11987">
          <text:p/>
        </draw:connector>
        <draw:connector draw:style-name="gr4" draw:text-style-name="P1" draw:layer="layout" draw:line-skew="-5.333cm" svg:x1="33.077cm" svg:y1="6.171cm" svg:x2="33.077cm" svg:y2="18.157cm" draw:start-shape="id5" draw:start-glue-point="7" draw:end-shape="id6" draw:end-glue-point="7" svg:d="M33077 6171h-5878v11986h5878" svg:viewBox="0 0 5879 11987">
          <text:p/>
        </draw:connector>
        <draw:custom-shape draw:style-name="gr17" draw:text-style-name="P1" xml:id="id11" draw:id="id11" draw:layer="layout" svg:width="1.032cm" svg:height="3.28cm" svg:x="30.21cm" svg:y="15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9" draw:id="id9" draw:layer="layout" svg:width="1.032cm" svg:height="3.28cm" svg:x="30.21cm" svg:y="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8" draw:id="id8" draw:layer="layout" svg:width="1.032cm" svg:height="4.827cm" draw:transform="rotate (-1.5707963267949) translate (27.888cm 8.04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svg:x1="22.344cm" svg:y1="9.38cm" svg:x2="23.061cm" svg:y2="8.56cm" draw:start-shape="id7" draw:start-glue-point="0" draw:end-shape="id8" draw:end-glue-point="8" svg:d="M22344 9380v-820h717" svg:viewBox="0 0 718 821">
          <text:p/>
        </draw:connector>
        <draw:connector draw:style-name="gr4" draw:text-style-name="P1" draw:layer="layout" svg:x1="30.726cm" svg:y1="6.827cm" svg:x2="30.726cm" svg:y2="7.906cm" draw:start-shape="id9" draw:start-glue-point="8" draw:end-shape="id10" draw:end-glue-point="0" svg:d="M30726 6827v1079" svg:viewBox="0 0 1 1080">
          <text:p/>
        </draw:connector>
        <draw:connector draw:style-name="gr4" draw:text-style-name="P1" draw:layer="layout" svg:x1="30.726cm" svg:y1="18.758cm" svg:x2="30.726cm" svg:y2="19.644cm" draw:start-shape="id11" draw:start-glue-point="8" draw:end-shape="id12" draw:end-glue-point="0" svg:d="M30726 18758v886" svg:viewBox="0 0 1 887">
          <text:p/>
        </draw:connector>
        <draw:line draw:style-name="gr18" draw:text-style-name="P1" draw:layer="layout" svg:x1="32.704cm" svg:y1="6.071cm" svg:x2="32.704cm" svg:y2="7.884cm">
          <text:p/>
        </draw:line>
        <draw:line draw:style-name="gr18" draw:text-style-name="P1" draw:layer="layout" svg:x1="32.704cm" svg:y1="18.05cm" svg:x2="32.704cm" svg:y2="19.685cm">
          <text:p/>
        </draw:line>
        <draw:line draw:style-name="gr19" draw:text-style-name="P1" draw:layer="layout" svg:x1="19.173cm" svg:y1="7.376cm" svg:x2="23.975cm" svg:y2="7.376cm">
          <text:p/>
        </draw:line>
        <draw:line draw:style-name="gr19" draw:text-style-name="P1" draw:layer="layout" svg:x1="19.137cm" svg:y1="10.946cm" svg:x2="25.099cm" svg:y2="10.946cm">
          <text:p/>
        </draw:line>
        <draw:g>
          <draw:line draw:style-name="gr10" draw:text-style-name="P1" draw:layer="layout" svg:x1="9.298cm" svg:y1="15.036cm" svg:x2="9.298cm" svg:y2="14.341cm">
            <text:p/>
          </draw:line>
          <draw:line draw:style-name="gr19" draw:text-style-name="P1" draw:layer="layout" svg:x1="9.293cm" svg:y1="14.341cm" svg:x2="27.335cm" svg:y2="14.341cm">
            <text:p/>
          </draw:line>
        </draw:g>
        <draw:frame draw:style-name="Unboxed_20_Text" draw:layer="layout" svg:width="5.637cm" svg:height="0.607cm" draw:transform="rotate (1.5707963267949) translate (27.949cm 13.48cm)">
          <draw:text-box>
            <text:p>4 Conductor 20 AWG shielded cable</text:p>
          </draw:text-box>
        </draw:frame>
        <draw:frame draw:style-name="Unboxed_20_Text" draw:layer="layout" svg:width="2.542cm" svg:height="0.607cm" svg:x="12.066cm" svg:y="14.057cm">
          <draw:text-box>
            <text:p>16 AWG Black</text:p>
          </draw:text-box>
        </draw:frame>
        <draw:frame draw:style-name="Small_20_Unboxed_20_Text" draw:layer="layout" svg:width="2.068cm" svg:height="0.607cm" svg:x="30.725cm" svg:y="7.158cm">
          <draw:text-box>
            <text:p>16 AWG Black</text:p>
          </draw:text-box>
        </draw:frame>
        <draw:frame draw:style-name="Small_20_Unboxed_20_Text" draw:layer="layout" svg:width="2.068cm" svg:height="0.607cm" svg:x="30.663cm" svg:y="18.984cm">
          <draw:text-box>
            <text:p>16 AWG Black</text:p>
          </draw:text-box>
        </draw:frame>
        <draw:frame draw:style-name="Small_20_Unboxed_20_Text" draw:layer="layout" svg:width="2.068cm" svg:height="0.607cm" svg:x="21.22cm" svg:y="8.036cm">
          <draw:text-box>
            <text:p>16 AWG Blac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textarea-vertical-align="middle" draw:auto-grow-height="false"/>
      <style:paragraph-properties fo:text-align="center"/>
      <style:text-properties fo:font-size="1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Box" style:display-name="Title Box" style:family="graphic" style:parent-style-name="standard">
      <style:graphic-properties draw:textarea-vertical-align="middle" draw:auto-grow-height="false"/>
      <style:paragraph-properties fo:text-align="center"/>
      <style:text-properties fo:font-size="14pt"/>
    </style:style>
    <style:style style:name="Boxed_20_Text" style:display-name="Boxed Text" style:family="graphic" style:parent-style-name="standard">
      <style:graphic-properties draw:auto-grow-height="false"/>
    </style:style>
    <style:style style:name="Unboxed_20_Text" style:display-name="Unboxed Text" style:family="graphic" style:parent-style-name="Boxed_20_Text">
      <style:graphic-properties draw:stroke="none" draw:stroke-dash="Dashed_20__28_var_29__20_1" svg:stroke-width="0.051cm" svg:stroke-color="#ffffff" draw:marker-start-width="0.279cm" draw:marker-start-center="false" draw:marker-end-width="0.279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Unboxed_20_Text" style:display-name="Unboxed 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Unboxed_20_Text" style:display-name="Small Unboxed Text" style:family="graphic" style:parent-style-name="Unboxed_20_Text">
      <style:graphic-properties draw:stroke="none" draw:fill="none"/>
      <style:text-properties fo:font-size="7pt"/>
    </style:style>
    <style:style style:name="Switch_20_Label" style:display-name="Switch Label" style:family="graphic" style:parent-style-name="Boxed_20_Text">
      <style:graphic-properties svg:stroke-width="0cm" draw:marker-start-width="0.203cm" draw:marker-end-width="0.203cm" draw:fill="solid" draw:fill-color="#ffffff" draw:fill-gradient-name="Gradient_20_2" draw:fill-hatch-name="Hatching_20_1" draw:fill-image-name="Bitmape_20_1" draw:shadow="visible" draw:shadow-offset-x="0.051cm" draw:shadow-offset-y="0.051cm"/>
    </style:style>
  </office:styles>
  <office:automatic-styles>
    <style:page-layout style:name="PM0">
      <style:page-layout-properties fo:margin-top="0.635cm" fo:margin-bottom="0.635cm" fo:margin-left="0.635cm" fo:margin-right="0.635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textarea-vertical-align="middle" draw:auto-grow-height="false"/>
    </style:style>
    <style:style style:name="Mgr2" style:family="graphic" style:parent-style-name="Boxed_20_Text">
      <style:graphic-properties draw:textarea-vertical-align="middle" style:protect="size"/>
    </style:style>
    <style:style style:name="Mgr3" style:family="graphic" style:parent-style-name="Boxed_20_Text">
      <style:graphic-properties draw:textarea-vertical-align="middle"/>
    </style:style>
    <style:style style:name="Mgr4" style:family="graphic" style:parent-style-name="Title_20_Box">
      <style:graphic-properties fo:min-height="2.29cm" fo:min-width="7.12cm"/>
    </style:style>
    <style:style style:name="MP1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custom-shape draw:style-name="Mgr1" draw:text-style-name="MP1" draw:layer="backgroundobjects" svg:width="38.1cm" svg:height="25.4cm" svg:x="2.54cm" svg:y="1.27cm">
        <text:p/>
        <draw:enhanced-geometry svg:viewBox="0 0 21600 21600" draw:type="rectangle" draw:enhanced-path="M 0 0 L 21600 0 21600 21600 0 21600 0 0 Z N"/>
      </draw:custom-shape>
      <draw:g>
        <draw:custom-shape draw:style-name="Mgr2" draw:text-style-name="MP1" draw:layer="backgroundobjects" svg:width="3.81cm" svg:height="0.635cm" svg:x="33.02cm" svg:y="24.13cm">
          <text:p text:style-name="MP1">Drawing #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4.765cm">
          <text:p text:style-name="MP1">Modified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5.4cm">
          <text:p text:style-name="MP1">Created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6.035cm">
          <text:p text:style-name="MP1">Drawn By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4.13cm">
          <text:p text:style-name="MP1">LIGHTS-1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4.765cm">
          <text:p text:style-name="MP1"><text:date style:data-style-name="D4" text:date-value="2016-07-31">07/31/2016</text:date>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5.4cm">
          <text:p text:style-name="MP1"><text:date style:data-style-name="D4" text:date-value="2016-07-24" text:fixed="true">07/24/2016</text:date>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6.035cm">
          <text:p text:style-name="MP1">Art Zemon</text:p>
          <draw:enhanced-geometry svg:viewBox="0 0 21600 21600" draw:type="rectangle" draw:enhanced-path="M 0 0 L 21600 0 21600 21600 0 21600 0 0 Z N"/>
        </draw:custom-shape>
        <draw:custom-shape draw:style-name="Mgr3" draw:text-style-name="MP1" draw:layer="backgroundobjects" svg:width="15.24cm" svg:height="0.762cm" svg:x="25.4cm" svg:y="23.368cm">
          <text:p text:style-name="MP1">Bede BD-4C N114AC</text:p>
          <draw:enhanced-geometry svg:viewBox="0 0 21600 21600" draw:type="rectangle" draw:enhanced-path="M 0 0 L 21600 0 21600 21600 0 21600 0 0 Z N"/>
        </draw:custom-shape>
        <draw:custom-shape draw:style-name="Mgr4" draw:layer="backgroundobjects" svg:width="7.62cm" svg:height="2.54cm" svg:x="25.4cm" svg:y="24.13cm">
          <text:p>Strobes &amp; Position Lights</text:p>
          <draw:enhanced-geometry svg:viewBox="0 0 21600 21600" draw:type="rectangle" draw:enhanced-path="M 0 0 L 21600 0 21600 21600 0 21600 0 0 Z N"/>
        </draw:custom-shape>
      </draw:g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 Zemon</meta:initial-creator>
    <meta:creation-date>2016-07-24T17:03:41.936731635</meta:creation-date>
    <dc:date>2016-07-31T11:47:15.576801480</dc:date>
    <dc:creator>Art Zemon</dc:creator>
    <meta:editing-duration>PT7H15M18S</meta:editing-duration>
    <meta:editing-cycles>86</meta:editing-cycles>
    <meta:generator>LibreOffice/4.2.8.2$Linux_X86_64 LibreOffice_project/420m0$Build-2</meta:generator>
    <meta:printed-by>Art Zemon</meta:printed-by>
    <meta:print-date>2016-07-31T09:51:48.192483163</meta:print-date>
    <meta:document-statistic meta:object-count="154"/>
  </office:meta>
</office:document-meta>
</file>